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line-height-at-least="0.176cm" fo:text-align="start" style:justify-single-word="false" style:page-number="auto" fo:padding="0cm" fo:border="none"/>
      <style:text-properties style:font-name="FreeSerif" fo:font-size="10.5pt" officeooo:paragraph-rsid="00330e61" style:font-size-asian="10.5pt" style:font-size-complex="10.5pt"/>
    </style:style>
    <style:style style:name="T1" style:family="text">
      <style:text-properties fo:font-variant="normal" fo:text-transform="none" fo:color="#000000" style:font-name="FreeSerif" fo:letter-spacing="normal" fo:font-style="normal" fo:font-weight="normal" officeooo:rsid="0018be43" fo:background-color="transparent" loext:char-shading-value="0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>
      <style:paragraph-properties fo:text-align="start" style:justify-single-word="false"/>
    </style:style>
    <style:style style:name="Subtitle" style:family="paragraph" style:parent-style-name="Heading" style:default-outline-level="" style:class="chapter">
      <style:paragraph-properties fo:text-align="start" style:justify-single-word="false"/>
    </style:style>
    <style:style style:name="Header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5cm" fo:margin-bottom="0.25cm" fo:margin-left="0.25cm" fo:margin-right="0.25cm" style:writing-mode="lr-tb" style:layout-grid-color="#c0c0c0" style:layout-grid-lines="6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1:45:04.321892924</meta:creation-date>
    <dc:language>en-IN</dc:language>
    <meta:editing-cycles>1</meta:editing-cycles>
    <dc:title>Paul</dc:title>
    <meta:editing-duration>P0D</meta:editing-duration>
    <meta:generator>LibreOffice/4.4.6.3$Linux_X86_64 LibreOffice_project/40m0$Build-3</meta:gener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Paul" xlink:href="../../../../../../.config/libreoffice/4/user/template/Paul.ott" meta:date="2015-12-01T11:45:04.081266708"/>
  </office:meta>
</office:document-meta>
</file>